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Arial" fo:font-size="8pt" style:font-size-asian="8pt" style:font-size-complex="8pt"/>
    </style:style>
    <style:style style:name="P2" style:family="paragraph" style:parent-style-name="Standard">
      <style:paragraph-properties fo:text-align="start" style:justify-single-word="false"/>
      <style:text-properties style:font-name="Verdana1" fo:font-size="11pt" fo:font-style="normal" fo:font-weight="normal" style:font-size-asian="11pt" style:font-style-asian="normal" style:font-weight-asian="normal" style:font-name-complex="Arial" style:font-size-complex="11pt" style:font-style-complex="normal" style:font-weight-complex="normal"/>
    </style:style>
    <style:style style:name="P3" style:family="paragraph" style:parent-style-name="Standard">
      <style:paragraph-properties fo:text-align="start" style:justify-single-word="false"/>
      <style:text-properties style:font-name="Verdana1" fo:font-size="11pt"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Verdana1" fo:font-size="11pt" fo:font-style="normal" fo:font-weight="bold"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text-align="start" style:justify-single-word="false"/>
      <style:text-properties style:font-name="Verdana1" fo:font-size="11pt" fo:font-weight="normal"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font-name="Verdana1" fo:font-size="11pt" fo:font-weight="bold"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Verdana1"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Verdana1" fo:font-size="11pt" style:font-size-asian="11pt" style:font-size-complex="11pt"/>
    </style:style>
    <style:style style:name="P9" style:family="paragraph" style:parent-style-name="Standard">
      <style:paragraph-properties fo:text-align="justify" style:justify-single-word="false"/>
      <style:text-properties style:font-name="Verdana1" fo:font-size="11pt" style:font-size-asian="11pt" style:font-name-complex="Arial" style:font-size-complex="11pt"/>
    </style:style>
    <style:style style:name="P10" style:family="paragraph" style:parent-style-name="Standard">
      <style:paragraph-properties fo:text-align="start" style:justify-single-word="false"/>
      <style:text-properties style:font-name="Verdana1" fo:font-size="11pt" fo:font-style="italic" fo:font-weight="normal"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Verdana1" fo:font-size="11pt" fo:font-style="italic" style:font-size-asian="11pt" style:font-style-asian="italic" style:font-name-complex="Arial" style:font-size-complex="11pt" style:font-style-complex="italic"/>
    </style:style>
    <style:style style:name="P12" style:family="paragraph" style:parent-style-name="Standard">
      <style:paragraph-properties fo:text-align="justify" style:justify-single-word="false"/>
      <style:text-properties style:font-name="Verdana1" fo:font-size="11pt" fo:language="en" fo:country="US" fo:font-style="italic" style:font-size-asian="11pt" style:font-style-asian="italic" style:font-name-complex="Arial" style:font-size-complex="11pt" style:font-style-complex="italic"/>
    </style:style>
    <style:style style:name="P13" style:family="paragraph" style:parent-style-name="Standard">
      <style:paragraph-properties fo:text-align="justify" style:justify-single-word="false"/>
      <style:text-properties style:font-name="Verdana1" fo:font-size="11pt" fo:language="en" fo:country="US" style:font-size-asian="11pt" style:font-name-complex="Arial" style:font-size-complex="11pt"/>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fo:color="#000000" style:font-name="Verdana1" fo:font-size="11pt" fo:font-style="normal" fo:font-weight="normal" style:font-size-asian="11pt" style:font-style-asian="normal" style:font-weight-asian="normal" style:font-name-complex="Arial" style:font-size-complex="11pt" style:font-style-complex="normal" style:font-weight-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text-align="start" style:justify-single-word="false" fo:break-before="page"/>
      <style:text-properties style:font-name="Verdana1" fo:font-size="11pt" fo:font-style="normal" fo:font-weight="bold"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fo:text-align="start" style:justify-single-word="false" fo:break-before="page"/>
      <style:text-properties style:font-name="Verdana1" fo:font-size="11pt" fo:font-weight="bold" style:font-size-asian="11pt" style:font-weight-asian="bold" style:font-size-complex="11pt" style:font-weight-complex="bold"/>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font-name="Verdana1" fo:font-size="11pt" style:font-size-asian="11pt" style:font-name-complex="Arial" style:font-size-complex="11pt"/>
    </style:style>
    <style:style style:name="T4" style:family="text">
      <style:text-properties style:font-name="Verdana1" fo:font-size="11pt" style:font-size-asian="11pt" style:font-size-complex="11pt"/>
    </style:style>
    <style:style style:name="T5" style:family="text">
      <style:text-properties style:font-name="Verdana1" fo:font-size="11pt" fo:language="en" fo:country="US" style:font-size-asian="11pt" style:font-name-complex="Arial" style:font-size-complex="11pt"/>
    </style:style>
    <style:style style:name="T6" style:family="text">
      <style:text-properties style:font-name="Verdana1" fo:font-size="11pt" fo:language="en" fo:country="US" style:font-size-asian="11pt" style:font-size-complex="11pt"/>
    </style:style>
    <style:style style:name="T7" style:family="text">
      <style:text-properties style:font-name="Verdana1" fo:font-size="11pt" fo:font-style="normal" fo:font-weight="normal" style:font-size-asian="11pt" style:font-style-asian="normal" style:font-weight-asian="normal" style:font-name-complex="Arial" style:font-size-complex="11pt" style:font-style-complex="normal" style:font-weight-complex="normal"/>
    </style:style>
    <style:style style:name="T8" style:family="text">
      <style:text-properties style:font-name="Verdana1" fo:font-size="11pt" style:text-underline-style="none" style:font-size-asian="11pt" style:font-size-complex="11pt"/>
    </style:style>
    <style:style style:name="T9" style:family="text">
      <style:text-properties style:font-name="Verdana1" fo:font-size="11pt" fo:font-weight="normal" style:font-size-asian="11pt" style:font-weight-asian="normal" style:font-size-complex="11pt" style:font-weight-complex="normal"/>
    </style:style>
    <style:style style:name="T10" style:family="text">
      <style:text-properties style:text-underline-style="none"/>
    </style:style>
    <style:style style:name="T11" style:family="text">
      <style:text-properties fo:font-style="normal" style:font-style-asian="normal" style:font-name-complex="Arial" style:font-style-complex="normal"/>
    </style:style>
    <style:style style:name="T12" style:family="text">
      <style:text-properties fo:font-style="normal" fo:font-weight="normal" style:font-style-asian="normal" style:font-weight-asian="normal" style:font-name-complex="Arial" style:font-style-complex="normal" style:font-weight-complex="normal"/>
    </style:style>
    <style:style style:name="T13" style:family="text">
      <style:text-properties fo:color="#000000" style:font-name="Verdana1" fo:font-size="11pt" fo:font-style="normal" fo:font-weight="normal" style:font-size-asian="11pt" style:font-style-asian="normal" style:font-weight-asian="normal" style:font-name-complex="Arial" style:font-size-complex="11pt" style:font-style-complex="normal" style:font-weight-complex="normal"/>
    </style:style>
    <style:style style:name="T14" style:family="text">
      <style:text-properties fo:font-variant="normal" fo:text-transform="none" fo:color="#000000" style:text-line-through-style="none" style:font-name="Verdana" fo:font-size="11pt" fo:font-style="normal" style:text-underline-style="none" fo:font-weight="normal" style:text-blinking="false" fo:background-color="transparent"/>
    </style:style>
    <style:style style:name="T15" style:family="text">
      <style:text-properties fo:font-variant="normal" fo:text-transform="none" fo:color="#000000" style:text-line-through-style="none" style:text-underline-style="none"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Índice</text:p>
      <text:p text:style-name="P6"/>
      <text:p text:style-name="P8"><text:span text:style-name="T2">00.- <text:tab/>Introducción </text:span><text:span text:style-name="T1"><text:tab/><text:tab/><text:tab/><text:tab/><text:tab/><text:tab/><text:tab/><text:tab/><text:tab/></text:span><text:span text:style-name="T2">pág. 00</text:span></text:p>
      <text:p text:style-name="P8"><text:span text:style-name="T2">00.- <text:tab/>Motivación del Proyecto</text:span><text:span text:style-name="T1"> <text:tab/><text:tab/><text:tab/><text:tab/><text:tab/><text:tab/><text:tab/><text:tab/></text:span><text:span text:style-name="T2">pág. 00</text:span></text:p>
      <text:p text:style-name="P8"><text:span text:style-name="T2">00.- <text:tab/>Breve reseña de Clustering</text:span><text:span text:style-name="T1"><text:tab/><text:tab/><text:tab/><text:tab/><text:tab/><text:tab/><text:tab/></text:span><text:span text:style-name="T2">pág. 00</text:span></text:p>
      <text:p text:style-name="P8"><text:span text:style-name="T2">00.- <text:tab/>Breve reseña de JBoss y Terracotta</text:span><text:span text:style-name="T1"> <text:tab/><text:tab/><text:tab/><text:tab/><text:tab/><text:tab/></text:span><text:span text:style-name="T2">pág. 00</text:span></text:p>
      <text:p text:style-name="P8"><text:span text:style-name="T2">00.- <text:tab/>Aplicación web de ejemplo</text:span><text:span text:style-name="T1"><text:tab/><text:tab/><text:tab/><text:tab/><text:tab/><text:tab/><text:tab/></text:span><text:span text:style-name="T2">pág. 00</text:span></text:p>
      <text:p text:style-name="P8"><text:span text:style-name="T2">00.- <text:tab/>Arquitectura del Sistema</text:span><text:span text:style-name="T1"> <text:tab/><text:tab/><text:tab/><text:tab/><text:tab/><text:tab/><text:tab/><text:tab/></text:span><text:span text:style-name="T2">pág. 00</text:span></text:p>
      <text:p text:style-name="P8"><text:span text:style-name="T2">00.- <text:tab/>Referencias de las computadoras disponibles</text:span><text:span text:style-name="T1"><text:tab/><text:tab/><text:tab/><text:tab/><text:tab/></text:span><text:span text:style-name="T2">Pág. 00</text:span></text:p>
      <text:p text:style-name="P8"><text:span text:style-name="T2">00.- <text:tab/>Tecnología </text:span><text:span text:style-name="T1"><text:tab/><text:tab/><text:tab/><text:tab/><text:tab/><text:tab/><text:tab/><text:tab/><text:tab/><text:tab/></text:span><text:span text:style-name="T2">pág. 00</text:span></text:p>
      <text:p text:style-name="P8"><text:span text:style-name="T2">00.- <text:tab/>Funcionalidad </text:span><text:span text:style-name="T1"><text:tab/><text:tab/><text:tab/><text:tab/><text:tab/><text:tab/><text:tab/><text:tab/><text:tab/></text:span><text:span text:style-name="T2">pág. 00</text:span></text:p>
      <text:p text:style-name="P5">[acá seguramente falta algo antes de Calendario]</text:p>
      <text:p text:style-name="P8"><text:span text:style-name="T2">00.- <text:tab/>Calendario </text:span><text:span text:style-name="T1"><text:tab/><text:tab/><text:tab/><text:tab/><text:tab/><text:tab/><text:tab/><text:tab/><text:tab/><text:tab/></text:span><text:span text:style-name="T2">pág. 00</text:span></text:p>
      <text:p text:style-name="P8"><text:span text:style-name="T2">00.- <text:tab/>Finalización </text:span><text:span text:style-name="T1"><text:tab/><text:tab/><text:tab/><text:tab/><text:tab/><text:tab/><text:tab/><text:tab/><text:tab/><text:tab/></text:span><text:span text:style-name="T2">pág. 00</text:span></text:p>
      <text:p text:style-name="P8"><text:span text:style-name="T2">00.- <text:tab/>Plan de Comunicación</text:span><text:span text:style-name="T1"><text:tab/><text:tab/><text:tab/><text:tab/><text:tab/><text:tab/><text:tab/><text:tab/></text:span><text:span text:style-name="T2">Pág. 00</text:span></text:p>
      <text:p text:style-name="P8"><text:span text:style-name="T2">00.- <text:tab/>Referencias</text:span><text:span text:style-name="T1"><text:tab/><text:tab/><text:tab/><text:tab/><text:tab/><text:tab/><text:tab/><text:tab/><text:tab/><text:tab/></text:span><text:span text:style-name="T2">Pág. 00</text:span></text:p>
      <text:p text:style-name="P5"/>
      <text:p text:style-name="P18">00.-<text:tab/>Introducción</text:p>
      <text:p text:style-name="P5"/>
      <text:p text:style-name="P14"><text:span text:style-name="T9"><text:tab/></text:span><text:bookmark text:name="internal-source-marker_0.20874328078908333"/><text:span text:style-name="T14">El propósito del presente Trabajo Profesional, es analizar y comparar diferentes</text:span><text:line-break/><text:span text:style-name="T14">arquitecturas necesarias para el desarrollo de una Aplicación Web focalizada en</text:span><text:line-break/><text:span text:style-name="T14">brindar escalabilidad, alta disponibilidad y alto desempeño, junto con la estructuración, configuración, administración y despliegue de un entorno productivo con soporte de Clustering. Particularmente, se desean comparar las aquitecturas a desarrollar teniendo en cuenta la utilización de las herramientas Terracotta y JBoss.</text:span><text:line-break/><text:line-break/><text:span text:style-name="T15"><text:tab/></text:span><text:span text:style-name="T14">Ambos entornos será evaluados y validados mediante la interacción con una aplicación web de prueba, con la que se pretende usufructuar los beneficios de alta disponibilidad, escalabilidad, y alto desempeño que deberían ofrecer ambas herramientas.</text:span><text:line-break/><text:line-break/><text:tab/><text:span text:style-name="T15"> </text:span><text:span text:style-name="T14">La aplicación web será en cuanto a la funcionalidad la misma al probar el entorno montado con JBoss como el entorno montado con Terracotta, con la aquitectura adecuada a cada entorno, el cual es condicionado por cada herramienta.</text:span><text:line-break/><text:line-break/><text:span text:style-name="T15"><text:tab/></text:span><text:span text:style-name="T14">El proyecto será desarrollado tal como implica la tecnología ya mencionada, con software open source: lenguaje de programación Java, entorno de desarrollo Eclipse, servidor Jboss, Terracotta, entre otros.</text:span> </text:p>
      <text:p text:style-name="P5"/>
      <text:p text:style-name="P5"/>
      <text:p text:style-name="P18">00.- <text:tab/>Motivación del Proyecto</text:p>
      <text:p text:style-name="P5"/>
      <text:p text:style-name="P5"><text:tab/>A medida que van apareciendo más aplicaciones web integrales que resuelven cada vez más y más aspectos del negocio que abarcan, más se va dependiendo de dichas soluciones, y más impacto tienen las caídas de los sistemas. Por lo cual, solamente tener una muy buena aplicación web, algo para nada fácil de lograr por cierto, es solo una parte del desafío si se quiere desarrollar una aplicación realmente exitosa.</text:p>
      <text:p text:style-name="P5"/>
      <text:p text:style-name="P5"><text:tab/>Una de las soluciones posibles para intentar que las aplicaciones estén online prácticamente bajo cualquier condición, y particularmente la solución que nos interesa, es implementar Clustering en el entorno productivo de la aplicación. De esta manera, por las características propias de la técnica, se puede de todas maneras mantener on line la aplicación incluso en caso de que alguna de las computadoras que conforman el clustering se hayan caído.</text:p>
      <text:p text:style-name="P5"/>
      <text:p text:style-name="P5"><text:tab/>Paralelamente y sin conexión con nuestros intereses, vemos cómo a nivel laboral también aumenta el interés por la técnica en cuestión, lo que nos lleva a concluir que dominar la técnica constituye una manera más de defenderse y destacarse a nivel laboral, en un mercado muy dinámico y competitivo.</text:p>
      <text:p text:style-name="P5"/>
      <text:p text:style-name="P5"><text:tab/>Revisando las tecnologías disponibles, vemos que podríamos montar un ambiente de tales características usando herramientas que no nos son enteramente ajenas, como ser el servidor Jboss, y una librería de Java denominada Terracotta. También notamos que dichas herramientas proponen dos maneras de abordar la implementación de un ambiente de clustering. JBoss propone replicar la misma aplicación en todos los servidores, y Terracotta propone montar la aplicación en un servidor y desplegarla de manera tal que parezca que está presente y activa en todos los servidores. Ambas maneras son muy atractivas e interesantes, incluso una es prácticamente opuesta a la otra, y se podrá implementar una u otra según las necesidades del caso.</text:p>
      <text:p text:style-name="P5"/>
      <text:p text:style-name="P5"><text:tab/>En consecuencia, es muy interesante para nosotros poder llegar a dominar la técnica de clusterización, y su implementación de dos maneras distintas, ya que es una técnica que nos llama la atención, y que podríamos aplicar a nivel laboral, con herramientas de fácil acceso.</text:p>
      <text:p text:style-name="P18">00.- <text:tab/>Breve reseña de Clustering</text:p>
      <text:p text:style-name="P7"/>
      <text:p text:style-name="P5"><text:tab/>El término cluster se aplica a los conjuntos o conglomerados de computadoras construidos mediante la utilización de componentes de hardware comunes y que se comportan como si fuesen una única computadora. </text:p>
      <text:p text:style-name="P5"><text:tab/></text:p>
      <text:p text:style-name="P5"><text:tab/>Hoy en día desempeñan un papel importante en la solución de problemas de las ciencias, las ingenierías y del comercio moderno. </text:p>
      <text:p text:style-name="P5"/>
      <text:p text:style-name="P5"><text:tab/>La tecnología de clusters ha evolucionado en apoyo de actividades que van desde aplicaciones de supercómputo y software de misiones críticas, servidores web y comercio electrónico, hasta bases de datos de alto rendimiento, entre otros usos. </text:p>
      <text:p text:style-name="P5"/>
      <text:p text:style-name="P5"><text:tab/>El cómputo con clusters surge como resultado de la convergencia de varias tendencias actuales que incluyen la disponibilidad de microprocesadores económicos de alto rendimiento y redes de alta velocidad, el desarrollo de herramientas de software para cómputo distribuido de alto rendimiento, así como la creciente necesidad de potencia computacional para aplicaciones que la requieran. </text:p>
      <text:p text:style-name="P5"/>
      <text:p text:style-name="P5"><text:tab/>Simplemente, un cluster es un grupo de múltiples ordenadores unidos mediante una red de alta velocidad, de tal forma que el conjunto es visto como un único ordenador, más potente que los comunes de escritorio. </text:p>
      <text:p text:style-name="P5"/>
      <text:p text:style-name="P5"><text:tab/>Los clusters son usualmente empleados para mejorar el rendimiento y/o la disponibilidad por encima de la que es provista por un solo computador típicamente siendo más económico que computadores individuales de rapidez y disponibilidad comparables. </text:p>
      <text:p text:style-name="P5"/>
      <text:p text:style-name="P5"><text:tab/>De un cluster se espera que presente combinaciones de los siguientes servicios: </text:p>
      <text:p text:style-name="P5"/>
      <text:p text:style-name="P5"><text:tab/>1.-<text:tab/>Alto rendimiento </text:p>
      <text:p text:style-name="P5"><text:tab/>2.-<text:tab/>Alta disponibilidad </text:p>
      <text:p text:style-name="P5"><text:tab/>3.-<text:tab/>Balanceo de carga </text:p>
      <text:p text:style-name="P5"><text:tab/>4.-<text:tab/>Escalabilidad </text:p>
      <text:p text:style-name="P5"/>
      <text:p text:style-name="P5"><text:tab/>La construcción de los ordenadores del cluster es má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text:p>
      <text:p text:style-name="P5"/>
      <text:p text:style-name="P5"><text:tab/>Teniendo en cuenta las computadoras disponibles, se concluye que el tipo de cluster que se implementará un cluster heterogéneo.</text:p>
      <text:p text:style-name="P5"/>
      <text:p text:style-name="P5"><text:tab/>Para que un cluster funcione como tal, no basta solo con conectar entre sí los ordenadores, sino que es necesario proveer un sistema de manejo del cluster, el cual se encargue de interactuar con el usuario y los procesos que corren en él para optimizar el funcionamiento. </text:p>
      <text:p text:style-name="P5"/>
      <text:p text:style-name="P5"><text:tab/>Las aplicaciones paralelas escalables requieren: buen rendimiento, baja latencia, comunicaciones que dispongan de gran ancho de banda, redes escalables y <text:soft-page-break/>acceso rápido a archivos. Un cluster puede satisfacer estos requerimientos usando los recursos que tiene asociados a él. </text:p>
      <text:p text:style-name="P5"/>
      <text:p text:style-name="P5"><text:tab/>Los clusters ofrecen las siguientes características a un costo relativamente bajo: </text:p>
      <text:p text:style-name="P5"/>
      <text:p text:style-name="P5"><text:tab/> 1.-<text:tab/>Alto rendimiento </text:p>
      <text:p text:style-name="P5"><text:tab/>2.-<text:tab/>Alta disponibilidad </text:p>
      <text:p text:style-name="P5"><text:tab/>3.-<text:tab/>Alta eficiencia </text:p>
      <text:p text:style-name="P5"><text:tab/>4.-<text:tab/>Escalabilidad </text:p>
      <text:p text:style-name="P5"/>
      <text:p text:style-name="P5"><text:tab/>La tecnología cluster permite a las organizaciones incrementar su capacidad de procesamiento usando tecnología estándar, tanto en componentes de hardware como de software que pueden adquirirse a un costo relativamente bajo.</text:p>
      <text:p text:style-name="P5"/>
      <text:p text:style-name="P18">00.- <text:tab/>Breve reseña de JBoss y Terracotta</text:p>
      <text:p text:style-name="P7"/>
      <text:p text:style-name="P10"><text:tab/>JBoss</text:p>
      <text:p text:style-name="P3"/>
      <text:p text:style-name="P3"><text:tab/>JBoss es un servidor de aplicaciones J2EE de código abierto implementado en Java puro. Al estar basado en Java, JBoss puede ser utilizado en cualquier sistema operativo <text:s/>para el que esté disponible Java. Los principales desarrolladores trabajan para una empresa de servicios, JBoss Inc., adquirida por Red Hat en abril del 2006, fundada por Marc Fleury, el creador de la primera versión de JBoss. El proyecto está apoyado por una red mundial de colaboradores. Los ingresos de la empresa están basados en un modelo de negocio de servicios. </text:p>
      <text:p text:style-name="P3"><text:tab/> </text:p>
      <text:p text:style-name="P3"><text:tab/>JBoss implementa todo el paquete de servicios de J2EE.</text:p>
      <text:p text:style-name="P3"/>
      <text:p text:style-name="P3"><text:tab/>Jboss soporta clusterización de manera nativa. Simplemente, al levantar los servidores que conforman el cluster, se ejecuta un comando que los sincroniza y logra que se comporten en conjunto como si fueran un solo servidor.</text:p>
      <text:p text:style-name="P3"/>
      <text:p text:style-name="P10"><text:tab/>Terracotta</text:p>
      <text:p text:style-name="P5"/>
      <text:p text:style-name="P5"><text:tab/>Terracotta es un software de código abierto que permite crear aplicaciones Java que pueden escalar a cualquier cantidad de computadoras, sin tener que crear código adicional o usar bases de datos para compartir datos dentro del cluster. </text:p>
      <text:p text:style-name="P5"/>
      <text:p text:style-name="P5"><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 </text:p>
      <text:p text:style-name="P5"/>
      <text:p text:style-name="P5"><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 </text:p>
      <text:p text:style-name="P5"/>
      <text:p text:style-name="P5"><text:tab/>Terracotta funciona a nivel de memoria, por lo que no es necesario heredar de ninguna clase ni implementar ninguna interfaz para compatir objetos entre todas las máquinas virtuales del cluster (ni siquiera es necesario implementar java.io.Serializable). </text:p>
      <text:p text:style-name="P5"/>
      <text:p text:style-name="P5"><text:tab/>En definitiva, se puede programar la aplicación de manera natural, y se deja a Terracotta que administre todo el trabajo para crear un entorno escalable y de alta disponibilidad.</text:p>
      <text:p text:style-name="P18">00.- <text:tab/>Aplicación web de ejemplo</text:p>
      <text:p text:style-name="P5"/>
      <text:p text:style-name="P5"><text:tab/>La Aplicación Web que se considera para efectuar el análisis propuesto en el presente trabajo, es una aplicación administrativa para recibir trabajos y evaluar el desempeño académico de los alumnos de un instituto educativo de gran tamaño. </text:p>
      <text:p text:style-name="P5"/>
      <text:p text:style-name="P5"><text:tab/>El escenario que se considera es el siguiente: </text:p>
      <text:p text:style-name="P5"/>
      <text:p text:style-name="P5"><text:tab/>1.-<text:tab/>Se provee un usuario del sistema a cada uno de los alumnos y a cada uno de los profesores, quienes luego incorporan su contraseña privada de acceso. </text:p>
      <text:p text:style-name="P5"><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text:p>
      <text:p text:style-name="P5"><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considerando todas las materias en todos los distintos niveles educativos que ofrece la institución. </text:p>
      <text:p text:style-name="P5"><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 </text:p>
      <text:p text:style-name="P5"><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un altísimo desempeño, para poder sobrellevar que muchos alumnos incorporen sus trabajos al mismo tiempo, <text:s/>muchos profesores los consulten al mismo tiempo, <text:s/>que mientras que los alumnos cargan, los profesores evalúen, etc. </text:p>
      <text:p text:style-name="P5"/>
      <text:p text:style-name="P5"><text:tab/>Se propone para el presente trabajo profesional, considerar la implementación de una primera versión mínima del sistema explicado, que permita a los alumnos cargar un mínimo de información, que permita a los profesores hacer una evaluación mínima de dicha información, y que permita en el futuro incorporar nuevos módulos como ser el módulo de las estadísticas generales. Esta implementación debe necesariamente cumplir con los requisitos no funcionales de escalabilidad, desempeño, y disponibilidad.</text:p>
      <text:p text:style-name="P5"/>
      <text:p text:style-name="P17">00.- <text:tab/>Referencia de las computadoras disponibles</text:p>
      <text:p text:style-name="P2"/>
      <text:p text:style-name="P14">-<text:tab/>C<text:span text:style-name="T7">omputadora personal, 4 Gb RAM, discos de 500 Gb y 150 Gb, sistemas operativos Wi</text:span><text:span text:style-name="T13">ndows XP y Ubuntu Desktop 10.10</text:span></text:p>
      <text:p text:style-name="P15">-<text:tab/>Router Cisco Linksys WRT54G2</text:p>
      <text:p text:style-name="P2">-<text:tab/>Netbook “Acer” Aspire One, 1 Gb RAM, disco <text:s/>de 150 Gb, placa de red Realtek RTL8102E/RTL8103E Family PCI-E Fast Ethernet NIC, placa de red WIFI Atheros AR5007EG Wireless Network Adapter, sistemas operativos Windows XP y Ubuntu Netbook 10.10</text:p>
      <text:p text:style-name="P2"/>
      <text:p text:style-name="P2"/>
      <text:p text:style-name="P17">00.- <text:tab/>Arquitectura del Sistema</text:p>
      <text:p text:style-name="P4"/>
      <text:p text:style-name="P7"><text:span text:style-name="T11"><text:tab/></text:span><text:span text:style-name="T12">La aplicación de ejemplo será una aplicación web estructurada en capas.</text:span></text:p>
      <text:p text:style-name="P17">00.- <text:tab/>Referencias</text:p>
      <text:p text:style-name="P11"/>
      <text:p text:style-name="P11">Terracotta:</text:p>
      <text:p text:style-name="P16"><text:span text:style-name="T3"><text:tab/></text:span><text:a xlink:type="simple" xlink:href="http://www.terracotta.org/"><text:span text:style-name="Internet_20_link"><text:span text:style-name="T4">http://www.terracotta.org/</text:span></text:span></text:a></text:p>
      <text:p text:style-name="P9"/>
      <text:p text:style-name="P11">Tomcat:</text:p>
      <text:p text:style-name="P16"><text:span text:style-name="T3"><text:tab/></text:span><text:a xlink:type="simple" xlink:href="http://tomcat.apache.org/"><text:span text:style-name="Internet_20_link"><text:span text:style-name="T4">http://tomcat.apache.org/</text:span></text:span></text:a></text:p>
      <text:p text:style-name="P9"/>
      <text:p text:style-name="P12">Jboss:</text:p>
      <text:p text:style-name="P16"><text:span text:style-name="T5"><text:tab/></text:span><text:a xlink:type="simple" xlink:href="http://jboss.org/"><text:span text:style-name="Internet_20_link"><text:span text:style-name="T4">http://jboss.org/</text:span></text:span></text:a></text:p>
      <text:p text:style-name="P16"><text:span text:style-name="Internet_20_link"><text:span text:style-name="T8"><text:tab/></text:span></text:span><text:span text:style-name="Internet_20_link"><text:span text:style-name="T4">http://es.wikipedia.org/wiki/JBoss</text:span></text:span></text:p>
      <text:p text:style-name="P13"/>
      <text:p text:style-name="P12">Sesiones Web:</text:p>
      <text:p text:style-name="P16"><text:span text:style-name="T6"><text:tab/></text:span><text:a xlink:type="simple" xlink:href="http://www.terracotta.org/web-sessions/?was-expanded=web-sessions-submenu" office:target-frame-name="_blank" xlink:show="new"><text:span text:style-name="Internet_20_link"><text:span text:style-name="T4">http://www.terracotta.org/web-sessions/?was-expanded=web-sessions-submenu</text:span></text:span></text:a><text:span text:style-name="T6"><text:line-break/></text:span></text:p>
      <text:p text:style-name="P11">Cache distribuida:</text:p>
      <text:p text:style-name="P16"><text:span text:style-name="T3"><text:tab/></text:span><text:a xlink:type="simple" xlink:href="http://www.terracotta.org/ehcache/ehcache-dx" office:target-frame-name="_blank" xlink:show="new"><text:span text:style-name="Internet_20_link"><text:span text:style-name="T4">http://www.terracotta.org/ehcache/ehcache-dx</text:span></text:span></text:a><text:span text:style-name="T3"><text:line-break/><text:tab/></text:span><text:a xlink:type="simple" xlink:href="http://jboss.org/jbosscache" office:target-frame-name="_blank" xlink:show="new"><text:span text:style-name="Internet_20_link"><text:span text:style-name="T4">http://jboss.org/jbosscache</text:span></text:span></text:a></text:p>
      <text:p text:style-name="P9"/>
      <text:p text:style-name="P11">Clusterización:</text:p>
      <text:p text:style-name="P16"><text:span text:style-name="T3"><text:tab/></text:span><text:a xlink:type="simple" xlink:href="http://docs.jboss.org/jbossas/jboss4guide/r4/html/cluster.chapt.html" office:target-frame-name="_blank" xlink:show="new"><text:span text:style-name="Internet_20_link"><text:span text:style-name="T4">http://docs.jboss.org/jbossas/jboss4guide/r4/html/cluster.chapt.html</text:span></text:span></text:a></text:p>
      <text:p text:style-name="P5"><text:tab/><text:a xlink:type="simple" xlink:href="http://www.terracotta.org/platform/how-terracotta-works"><text:span text:style-name="Internet_20_link">http://www.terracotta.org/platform/how-terracotta-works</text:span></text:a> <text:tab/><text:a xlink:type="simple" xlink:href="http://www.terracotta.org/platform/platform-concepts"><text:span text:style-name="Internet_20_link">http://www.terracotta.org/platform/platform-concepts</text:span></text:a><text:line-break/><text:tab/><text:a xlink:type="simple" xlink:href="http://www.terracotta.org/platform/hello-clustered-world"><text:span text:style-name="Internet_20_link">http://www.terracotta.org/platform/hello-clustered-world</text:span></text:a></text:p>
      <text:p text:style-name="P5"><text:span text:style-name="Internet_20_link"><text:span text:style-name="T10"><text:tab/></text:span></text:span><text:a xlink:type="simple" xlink:href="http://es.wikipedia.org/wiki/Cluster_%28informática%29"><text:span text:style-name="Internet_20_link">http://es.wikipedia.org/wiki/Cluster_%28inform%C3%A1tica%2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Qin – Cluster – Propuesta de Trabajo Profesional – Barrabino, Diego 80183 – Moreyra, Martín 84394<text:tab/><text:page-number text:select-page="current">10</text:page-number> de <text:page-count>1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4T01:18:22</meta:creation-date>
    <meta:generator>OpenOffice.org/3.2$Win32 OpenOffice.org_project/320m18$Build-9502</meta:generator>
    <dc:date>2010-10-20T18:18:39.74</dc:date>
    <meta:editing-duration>PT03H07M43S</meta:editing-duration>
    <meta:editing-cycles>79</meta:editing-cycles>
    <dc:creator>sistema 04</dc:creator>
    <meta:document-statistic meta:table-count="0" meta:image-count="0" meta:object-count="0" meta:page-count="10" meta:paragraph-count="90" meta:word-count="1983" meta:character-count="13583"/>
  </office:meta>
</office:document-meta>
</file>